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12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21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fo:background-color="transparent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row table:style-name="ro1">
          <table:table-cell table:number-columns-repeated="9"/>
          <table:table-cell table:style-name="ce2" office:value-type="string" calcext:value-type="string" table:number-columns-spanned="2" table:number-rows-spanned="1">
            <text:p>PROVA 1</text:p>
          </table:table-cell>
          <table:covered-table-cell/>
          <table:table-cell table:style-name="ce2" office:value-type="string" calcext:value-type="string" table:number-columns-spanned="2" table:number-rows-spanned="1">
            <text:p>PROVA 2</text:p>
          </table:table-cell>
          <table:covered-table-cell/>
          <table:table-cell table:style-name="ce2" office:value-type="string" calcext:value-type="string" table:number-columns-spanned="2" table:number-rows-spanned="1">
            <text:p>PROVA 3</text:p>
          </table:table-cell>
          <table:covered-table-cell/>
          <table:table-cell office:value-type="string" calcext:value-type="string">
            <text:p>SEED</text:p>
          </table:table-cell>
        </table:table-row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DISTRIBUZIONE</text:p>
          </table:table-cell>
          <table:table-cell office:value-type="string" calcext:value-type="string">
            <text:p>GEOMETRIA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LEN(DATASET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° CONFRONTI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° CONFRONTI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N° CONFRONTI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8.433S" calcext:value-type="time">
            <text:p>00:01:18.433</text:p>
          </table:table-cell>
          <table:table-cell table:style-name="ce6" office:value-type="float" office:value="9926500" calcext:value-type="float">
            <text:p>9926500</text:p>
          </table:table-cell>
          <table:table-cell table:style-name="ce4" office:value-type="time" office:time-value="PT00H01M13.44S" calcext:value-type="time">
            <text:p>00:01:13.440</text:p>
          </table:table-cell>
          <table:table-cell table:style-name="ce6" office:value-type="float" office:value="9932500" calcext:value-type="float">
            <text:p>9932500</text:p>
          </table:table-cell>
          <table:table-cell table:style-name="ce4" office:value-type="time" office:time-value="PT00H01M14.872S" calcext:value-type="time">
            <text:p>00:01:14.872</text:p>
          </table:table-cell>
          <table:table-cell table:style-name="ce6" office:value-type="float" office:value="9950000" calcext:value-type="float">
            <text:p>9950000</text:p>
          </table:table-cell>
          <table:table-cell office:value-type="float" office:value="20231222" calcext:value-type="float" table:number-columns-spanned="1" table:number-rows-spanned="80">
            <text:p>20231222</text:p>
          </table:table-cell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7.889S" calcext:value-type="time">
            <text:p>00:01:17.889</text:p>
          </table:table-cell>
          <table:table-cell table:style-name="ce6" office:value-type="float" office:value="9911000" calcext:value-type="float">
            <text:p>9911000</text:p>
          </table:table-cell>
          <table:table-cell table:style-name="ce4" office:value-type="time" office:time-value="PT00H01M10.901S" calcext:value-type="time">
            <text:p>00:01:10.901</text:p>
          </table:table-cell>
          <table:table-cell table:style-name="ce6" office:value-type="float" office:value="9939500" calcext:value-type="float">
            <text:p>9939500</text:p>
          </table:table-cell>
          <table:table-cell table:style-name="ce4" office:value-type="time" office:time-value="PT00H01M10.119S" calcext:value-type="time">
            <text:p>00:01:10.119</text:p>
          </table:table-cell>
          <table:table-cell table:style-name="ce6" office:value-type="float" office:value="9944500" calcext:value-type="float">
            <text:p>99445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6.628S" calcext:value-type="time">
            <text:p>00:01:16.628</text:p>
          </table:table-cell>
          <table:table-cell table:style-name="ce6" office:value-type="float" office:value="9933000" calcext:value-type="float">
            <text:p>9933000</text:p>
          </table:table-cell>
          <table:table-cell table:style-name="ce4" office:value-type="time" office:time-value="PT00H01M10.962S" calcext:value-type="time">
            <text:p>00:01:10.962</text:p>
          </table:table-cell>
          <table:table-cell table:style-name="ce6" office:value-type="float" office:value="9939500" calcext:value-type="float">
            <text:p>9939500</text:p>
          </table:table-cell>
          <table:table-cell table:style-name="ce4" office:value-type="time" office:time-value="PT00H01M11.267S" calcext:value-type="time">
            <text:p>00:01:11.267</text:p>
          </table:table-cell>
          <table:table-cell table:style-name="ce6" office:value-type="float" office:value="9941000" calcext:value-type="float">
            <text:p>99410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8.549S" calcext:value-type="time">
            <text:p>00:01:18.549</text:p>
          </table:table-cell>
          <table:table-cell table:style-name="ce6" office:value-type="float" office:value="9909500" calcext:value-type="float">
            <text:p>9909500</text:p>
          </table:table-cell>
          <table:table-cell table:style-name="ce4" office:value-type="time" office:time-value="PT00H01M12.124S" calcext:value-type="time">
            <text:p>00:01:12.124</text:p>
          </table:table-cell>
          <table:table-cell table:style-name="ce6" office:value-type="float" office:value="9924500" calcext:value-type="float">
            <text:p>9924500</text:p>
          </table:table-cell>
          <table:table-cell table:style-name="ce4" office:value-type="time" office:time-value="PT00H01M12.337S" calcext:value-type="time">
            <text:p>00:01:12.337</text:p>
          </table:table-cell>
          <table:table-cell table:style-name="ce6" office:value-type="float" office:value="9915500" calcext:value-type="float">
            <text:p>9915500</text:p>
          </table:table-cell>
          <table:covered-table-cell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0.908S" calcext:value-type="time">
            <text:p>00:01:10.908</text:p>
          </table:table-cell>
          <table:table-cell table:style-name="ce6" office:value-type="float" office:value="9963000" calcext:value-type="float">
            <text:p>9963000</text:p>
          </table:table-cell>
          <table:table-cell table:style-name="ce4" office:value-type="time" office:time-value="PT00H01M10.715S" calcext:value-type="time">
            <text:p>00:01:10.715</text:p>
          </table:table-cell>
          <table:table-cell table:style-name="ce6" office:value-type="float" office:value="9954500" calcext:value-type="float">
            <text:p>9954500</text:p>
          </table:table-cell>
          <table:table-cell table:style-name="ce4" office:value-type="time" office:time-value="PT00H01M13.332S" calcext:value-type="time">
            <text:p>00:01:13.332</text:p>
          </table:table-cell>
          <table:table-cell table:style-name="ce6" office:value-type="float" office:value="9960500" calcext:value-type="float">
            <text:p>99605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489S" calcext:value-type="time">
            <text:p>00:01:12.489</text:p>
          </table:table-cell>
          <table:table-cell table:style-name="ce6" office:value-type="float" office:value="9965500" calcext:value-type="float">
            <text:p>9965500</text:p>
          </table:table-cell>
          <table:table-cell table:style-name="ce4" office:value-type="time" office:time-value="PT00H01M12.821S" calcext:value-type="time">
            <text:p>00:01:12.821</text:p>
          </table:table-cell>
          <table:table-cell table:style-name="ce6" office:value-type="float" office:value="9960500" calcext:value-type="float">
            <text:p>9960500</text:p>
          </table:table-cell>
          <table:table-cell table:style-name="ce4" office:value-type="time" office:time-value="PT00H01M13.98S" calcext:value-type="time">
            <text:p>00:01:13.980</text:p>
          </table:table-cell>
          <table:table-cell table:style-name="ce6" office:value-type="float" office:value="9971500" calcext:value-type="float">
            <text:p>99715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3.596S" calcext:value-type="time">
            <text:p>00:01:13.596</text:p>
          </table:table-cell>
          <table:table-cell table:style-name="ce6" office:value-type="float" office:value="9962000" calcext:value-type="float">
            <text:p>9962000</text:p>
          </table:table-cell>
          <table:table-cell table:style-name="ce4" office:value-type="time" office:time-value="PT00H01M13.766S" calcext:value-type="time">
            <text:p>00:01:13.766</text:p>
          </table:table-cell>
          <table:table-cell table:style-name="ce6" office:value-type="float" office:value="9966000" calcext:value-type="float">
            <text:p>9966000</text:p>
          </table:table-cell>
          <table:table-cell table:style-name="ce4" office:value-type="time" office:time-value="PT00H01M14.665S" calcext:value-type="time">
            <text:p>00:01:14.665</text:p>
          </table:table-cell>
          <table:table-cell table:style-name="ce6" office:value-type="float" office:value="9967500" calcext:value-type="float">
            <text:p>99675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5.048S" calcext:value-type="time">
            <text:p>00:01:15.048</text:p>
          </table:table-cell>
          <table:table-cell table:style-name="ce6" office:value-type="float" office:value="9948500" calcext:value-type="float">
            <text:p>9948500</text:p>
          </table:table-cell>
          <table:table-cell table:style-name="ce4" office:value-type="time" office:time-value="PT00H01M16.046S" calcext:value-type="time">
            <text:p>00:01:16.046</text:p>
          </table:table-cell>
          <table:table-cell table:style-name="ce6" office:value-type="float" office:value="9953500" calcext:value-type="float">
            <text:p>9953500</text:p>
          </table:table-cell>
          <table:table-cell table:style-name="ce4" office:value-type="time" office:time-value="PT00H01M17.106S" calcext:value-type="time">
            <text:p>00:01:17.106</text:p>
          </table:table-cell>
          <table:table-cell table:style-name="ce6" office:value-type="float" office:value="9959000" calcext:value-type="float">
            <text:p>9959000</text:p>
          </table:table-cell>
          <table:covered-table-cell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1.837S" calcext:value-type="time">
            <text:p>00:01:11.837</text:p>
          </table:table-cell>
          <table:table-cell table:style-name="ce6" office:value-type="float" office:value="9953500" calcext:value-type="float">
            <text:p>9953500</text:p>
          </table:table-cell>
          <table:table-cell table:style-name="ce4" office:value-type="time" office:time-value="PT00H01M13.672S" calcext:value-type="time">
            <text:p>00:01:13.672</text:p>
          </table:table-cell>
          <table:table-cell table:style-name="ce6" office:value-type="float" office:value="9888000" calcext:value-type="float">
            <text:p>9888000</text:p>
          </table:table-cell>
          <table:table-cell table:style-name="ce4" office:value-type="time" office:time-value="PT00H01M14.232S" calcext:value-type="time">
            <text:p>00:01:14.232</text:p>
          </table:table-cell>
          <table:table-cell table:style-name="ce6" office:value-type="float" office:value="9961500" calcext:value-type="float">
            <text:p>99615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7.885S" calcext:value-type="time">
            <text:p>00:01:17.885</text:p>
          </table:table-cell>
          <table:table-cell table:style-name="ce6" office:value-type="float" office:value="9974500" calcext:value-type="float">
            <text:p>9974500</text:p>
          </table:table-cell>
          <table:table-cell table:style-name="ce4" office:value-type="time" office:time-value="PT00H01M18.571S" calcext:value-type="time">
            <text:p>00:01:18.571</text:p>
          </table:table-cell>
          <table:table-cell table:style-name="ce6" office:value-type="float" office:value="9969500" calcext:value-type="float">
            <text:p>9969500</text:p>
          </table:table-cell>
          <table:table-cell table:style-name="ce4" office:value-type="time" office:time-value="PT00H01M18.916S" calcext:value-type="time">
            <text:p>00:01:18.916</text:p>
          </table:table-cell>
          <table:table-cell table:style-name="ce6" office:value-type="float" office:value="9974500" calcext:value-type="float">
            <text:p>99745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278S" calcext:value-type="time">
            <text:p>00:01:24.278</text:p>
          </table:table-cell>
          <table:table-cell table:style-name="ce6" office:value-type="float" office:value="9981000" calcext:value-type="float">
            <text:p>9981000</text:p>
          </table:table-cell>
          <table:table-cell table:style-name="ce4" office:value-type="time" office:time-value="PT00H01M23.497S" calcext:value-type="time">
            <text:p>00:01:23.497</text:p>
          </table:table-cell>
          <table:table-cell table:style-name="ce6" office:value-type="float" office:value="9971500" calcext:value-type="float">
            <text:p>9971500</text:p>
          </table:table-cell>
          <table:table-cell table:style-name="ce4" office:value-type="time" office:time-value="PT00H01M23.144S" calcext:value-type="time">
            <text:p>00:01:23.144</text:p>
          </table:table-cell>
          <table:table-cell table:style-name="ce6" office:value-type="float" office:value="9975500" calcext:value-type="float">
            <text:p>99755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8.332S" calcext:value-type="time">
            <text:p>00:01:28.332</text:p>
          </table:table-cell>
          <table:table-cell table:style-name="ce6" office:value-type="float" office:value="9973000" calcext:value-type="float">
            <text:p>9973000</text:p>
          </table:table-cell>
          <table:table-cell table:style-name="ce4" office:value-type="time" office:time-value="PT00H01M28.009S" calcext:value-type="time">
            <text:p>00:01:28.009</text:p>
          </table:table-cell>
          <table:table-cell table:style-name="ce6" office:value-type="float" office:value="9971500" calcext:value-type="float">
            <text:p>9971500</text:p>
          </table:table-cell>
          <table:table-cell table:style-name="ce4" office:value-type="time" office:time-value="PT00H01M29.186S" calcext:value-type="time">
            <text:p>00:01:29.186</text:p>
          </table:table-cell>
          <table:table-cell table:style-name="ce6" office:value-type="float" office:value="9965000" calcext:value-type="float">
            <text:p>9965000</text:p>
          </table:table-cell>
          <table:covered-table-cell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547S" calcext:value-type="time">
            <text:p>00:01:15.547</text:p>
          </table:table-cell>
          <table:table-cell table:style-name="ce6" office:value-type="float" office:value="9955000" calcext:value-type="float">
            <text:p>9955000</text:p>
          </table:table-cell>
          <table:table-cell table:style-name="ce4" office:value-type="time" office:time-value="PT00H01M17.531S" calcext:value-type="time">
            <text:p>00:01:17.531</text:p>
          </table:table-cell>
          <table:table-cell table:style-name="ce6" office:value-type="float" office:value="9955000" calcext:value-type="float">
            <text:p>9955000</text:p>
          </table:table-cell>
          <table:table-cell table:style-name="ce4" office:value-type="time" office:time-value="PT00H01M20.351S" calcext:value-type="time">
            <text:p>00:01:20.351</text:p>
          </table:table-cell>
          <table:table-cell table:style-name="ce6" office:value-type="float" office:value="9954000" calcext:value-type="float">
            <text:p>99540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9.435S" calcext:value-type="time">
            <text:p>00:01:19.435</text:p>
          </table:table-cell>
          <table:table-cell table:style-name="ce6" office:value-type="float" office:value="9976500" calcext:value-type="float">
            <text:p>9976500</text:p>
          </table:table-cell>
          <table:table-cell table:style-name="ce4" office:value-type="time" office:time-value="PT00H01M20.777S" calcext:value-type="time">
            <text:p>00:01:20.777</text:p>
          </table:table-cell>
          <table:table-cell table:style-name="ce6" office:value-type="float" office:value="9967500" calcext:value-type="float">
            <text:p>9967500</text:p>
          </table:table-cell>
          <table:table-cell table:style-name="ce4" office:value-type="time" office:time-value="PT00H01M21.965S" calcext:value-type="time">
            <text:p>00:01:21.965</text:p>
          </table:table-cell>
          <table:table-cell table:style-name="ce6" office:value-type="float" office:value="9970000" calcext:value-type="float">
            <text:p>99700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5.568S" calcext:value-type="time">
            <text:p>00:01:25.568</text:p>
          </table:table-cell>
          <table:table-cell table:style-name="ce6" office:value-type="float" office:value="9978500" calcext:value-type="float">
            <text:p>9978500</text:p>
          </table:table-cell>
          <table:table-cell table:style-name="ce4" office:value-type="time" office:time-value="PT00H01M27.577S" calcext:value-type="time">
            <text:p>00:01:27.577</text:p>
          </table:table-cell>
          <table:table-cell table:style-name="ce6" office:value-type="float" office:value="9977500" calcext:value-type="float">
            <text:p>9977500</text:p>
          </table:table-cell>
          <table:table-cell table:style-name="ce4" office:value-type="time" office:time-value="PT00H01M27.891S" calcext:value-type="time">
            <text:p>00:01:27.891</text:p>
          </table:table-cell>
          <table:table-cell table:style-name="ce6" office:value-type="float" office:value="9979000" calcext:value-type="float">
            <text:p>99790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45.502S" calcext:value-type="time">
            <text:p>00:01:45.502</text:p>
          </table:table-cell>
          <table:table-cell table:style-name="ce6" office:value-type="float" office:value="9981500" calcext:value-type="float">
            <text:p>9981500</text:p>
          </table:table-cell>
          <table:table-cell table:style-name="ce4" office:value-type="time" office:time-value="PT00H01M45.351S" calcext:value-type="time">
            <text:p>00:01:45.351</text:p>
          </table:table-cell>
          <table:table-cell table:style-name="ce6" office:value-type="float" office:value="9978000" calcext:value-type="float">
            <text:p>9978000</text:p>
          </table:table-cell>
          <table:table-cell table:style-name="ce4" office:value-type="time" office:time-value="PT00H01M47.527S" calcext:value-type="time">
            <text:p>00:01:47.527</text:p>
          </table:table-cell>
          <table:table-cell table:style-name="ce6" office:value-type="float" office:value="9976500" calcext:value-type="float">
            <text:p>9976500</text:p>
          </table:table-cell>
          <table:covered-table-cell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0.695S" calcext:value-type="time">
            <text:p>00:01:20.695</text:p>
          </table:table-cell>
          <table:table-cell table:style-name="ce6" office:value-type="float" office:value="9966000" calcext:value-type="float">
            <text:p>9966000</text:p>
          </table:table-cell>
          <table:table-cell table:style-name="ce4" office:value-type="time" office:time-value="PT00H01M13.294S" calcext:value-type="time">
            <text:p>00:01:13.294</text:p>
          </table:table-cell>
          <table:table-cell table:style-name="ce6" office:value-type="float" office:value="9947500" calcext:value-type="float">
            <text:p>9947500</text:p>
          </table:table-cell>
          <table:table-cell table:style-name="ce4" office:value-type="time" office:time-value="PT00H01M07.163S" calcext:value-type="time">
            <text:p>00:01:07.163</text:p>
          </table:table-cell>
          <table:table-cell table:style-name="ce6" office:value-type="float" office:value="9952500" calcext:value-type="float">
            <text:p>9952500</text:p>
          </table:table-cell>
          <table:covered-table-cell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4.918S" calcext:value-type="time">
            <text:p>00:01:24.918</text:p>
          </table:table-cell>
          <table:table-cell table:style-name="ce6" office:value-type="float" office:value="9963500" calcext:value-type="float">
            <text:p>9963500</text:p>
          </table:table-cell>
          <table:table-cell table:style-name="ce4" office:value-type="time" office:time-value="PT00H01M16.896S" calcext:value-type="time">
            <text:p>00:01:16.896</text:p>
          </table:table-cell>
          <table:table-cell table:style-name="ce6" office:value-type="float" office:value="9966000" calcext:value-type="float">
            <text:p>9966000</text:p>
          </table:table-cell>
          <table:table-cell table:style-name="ce4" office:value-type="time" office:time-value="PT00H01M13.29S" calcext:value-type="time">
            <text:p>00:01:13.290</text:p>
          </table:table-cell>
          <table:table-cell table:style-name="ce6" office:value-type="float" office:value="9961000" calcext:value-type="float">
            <text:p>9961000</text:p>
          </table:table-cell>
          <table:covered-table-cell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28.037S" calcext:value-type="time">
            <text:p>00:01:28.037</text:p>
          </table:table-cell>
          <table:table-cell table:style-name="ce6" office:value-type="float" office:value="9975000" calcext:value-type="float">
            <text:p>9975000</text:p>
          </table:table-cell>
          <table:table-cell table:style-name="ce4" office:value-type="time" office:time-value="PT00H01M24.057S" calcext:value-type="time">
            <text:p>00:01:24.057</text:p>
          </table:table-cell>
          <table:table-cell table:style-name="ce6" office:value-type="float" office:value="9980500" calcext:value-type="float">
            <text:p>9980500</text:p>
          </table:table-cell>
          <table:table-cell table:style-name="ce4" office:value-type="time" office:time-value="PT00H01M18.229S" calcext:value-type="time">
            <text:p>00:01:18.229</text:p>
          </table:table-cell>
          <table:table-cell table:style-name="ce6" office:value-type="float" office:value="9975500" calcext:value-type="float">
            <text:p>9975500</text:p>
          </table:table-cell>
          <table:covered-table-cell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1M47.514S" calcext:value-type="time">
            <text:p>00:01:47.514</text:p>
          </table:table-cell>
          <table:table-cell table:style-name="ce6" office:value-type="float" office:value="9979500" calcext:value-type="float">
            <text:p>9979500</text:p>
          </table:table-cell>
          <table:table-cell table:style-name="ce4" office:value-type="time" office:time-value="PT00H01M37.851S" calcext:value-type="time">
            <text:p>00:01:37.851</text:p>
          </table:table-cell>
          <table:table-cell table:style-name="ce6" office:value-type="float" office:value="9985000" calcext:value-type="float">
            <text:p>9985000</text:p>
          </table:table-cell>
          <table:table-cell table:style-name="ce4" office:value-type="time" office:time-value="PT00H01M34.822S" calcext:value-type="time">
            <text:p>00:01:34.822</text:p>
          </table:table-cell>
          <table:table-cell table:style-name="ce6" office:value-type="float" office:value="9986000" calcext:value-type="float">
            <text:p>9986000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20">
            <text:p>NO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6.057S" calcext:value-type="time">
            <text:p>00:01:16.057</text:p>
          </table:table-cell>
          <table:table-cell table:style-name="ce6" office:value-type="float" office:value="10000000" calcext:value-type="float">
            <text:p>10000000</text:p>
          </table:table-cell>
          <table:table-cell table:style-name="ce4" office:value-type="time" office:time-value="PT00H01M09.077S" calcext:value-type="time">
            <text:p>00:01:09.077</text:p>
          </table:table-cell>
          <table:table-cell table:style-name="ce6" office:value-type="float" office:value="10000000" calcext:value-type="float">
            <text:p>10000000</text:p>
          </table:table-cell>
          <table:table-cell table:style-name="ce4" office:value-type="time" office:time-value="PT00H01M08.093S" calcext:value-type="time">
            <text:p>00:01:08.093</text:p>
          </table:table-cell>
          <table:table-cell table:style-name="ce6" office:value-type="float" office:value="10000000" calcext:value-type="float">
            <text:p>100000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21.156S" calcext:value-type="time">
            <text:p>00:01:21.156</text:p>
          </table:table-cell>
          <table:table-cell table:style-name="ce6" office:value-type="float" office:value="10000000" calcext:value-type="float">
            <text:p>10000000</text:p>
          </table:table-cell>
          <table:table-cell table:style-name="ce4" office:value-type="time" office:time-value="PT00H01M14.177S" calcext:value-type="time">
            <text:p>00:01:14.177</text:p>
          </table:table-cell>
          <table:table-cell table:style-name="ce6" office:value-type="float" office:value="10000000" calcext:value-type="float">
            <text:p>10000000</text:p>
          </table:table-cell>
          <table:table-cell table:style-name="ce4" office:value-type="time" office:time-value="PT00H01M13.567S" calcext:value-type="time">
            <text:p>00:01:13.567</text:p>
          </table:table-cell>
          <table:table-cell table:style-name="ce6" office:value-type="float" office:value="10000000" calcext:value-type="float">
            <text:p>100000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6.822S" calcext:value-type="time">
            <text:p>00:01:16.822</text:p>
          </table:table-cell>
          <table:table-cell table:style-name="ce6" office:value-type="float" office:value="10000000" calcext:value-type="float">
            <text:p>10000000</text:p>
          </table:table-cell>
          <table:table-cell table:style-name="ce4" office:value-type="time" office:time-value="PT00H01M13.343S" calcext:value-type="time">
            <text:p>00:01:13.343</text:p>
          </table:table-cell>
          <table:table-cell table:style-name="ce6" office:value-type="float" office:value="10000000" calcext:value-type="float">
            <text:p>10000000</text:p>
          </table:table-cell>
          <table:table-cell table:style-name="ce4" office:value-type="time" office:time-value="PT00H01M10.785S" calcext:value-type="time">
            <text:p>00:01:10.785</text:p>
          </table:table-cell>
          <table:table-cell table:style-name="ce6" office:value-type="float" office:value="10000000" calcext:value-type="float">
            <text:p>10000000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20.841S" calcext:value-type="time">
            <text:p>00:01:20.841</text:p>
          </table:table-cell>
          <table:table-cell table:style-name="ce6" office:value-type="float" office:value="10000000" calcext:value-type="float">
            <text:p>10000000</text:p>
          </table:table-cell>
          <table:table-cell table:style-name="ce4" office:value-type="time" office:time-value="PT00H01M14.459S" calcext:value-type="time">
            <text:p>00:01:14.459</text:p>
          </table:table-cell>
          <table:table-cell table:style-name="ce6" office:value-type="float" office:value="10000000" calcext:value-type="float">
            <text:p>10000000</text:p>
          </table:table-cell>
          <table:table-cell table:style-name="ce4" office:value-type="time" office:time-value="PT00H01M14.06S" calcext:value-type="time">
            <text:p>00:01:14.060</text:p>
          </table:table-cell>
          <table:table-cell table:style-name="ce6" office:value-type="float" office:value="10000000" calcext:value-type="float">
            <text:p>10000000</text:p>
          </table:table-cell>
          <table:covered-table-cell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/>
          <table:table-cell table:style-name="ce6"/>
          <table:table-cell table:style-name="ce4"/>
          <table:table-cell table:style-name="ce6"/>
          <table:table-cell table:style-name="ce4"/>
          <table:table-cell table:style-name="ce6"/>
          <table:covered-table-cell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2" calcext:value-type="float" table:number-columns-spanned="1" table:number-rows-spanned="20">
            <text:p>2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2.273S" calcext:value-type="time">
            <text:p>00:01:22.273</text:p>
          </table:table-cell>
          <table:table-cell table:style-name="ce6" office:value-type="float" office:value="165299" calcext:value-type="float">
            <text:p>165299</text:p>
          </table:table-cell>
          <table:table-cell table:style-name="ce4" office:value-type="time" office:time-value="PT00H01M17.77S" calcext:value-type="time">
            <text:p>00:01:17.770</text:p>
          </table:table-cell>
          <table:table-cell table:style-name="ce6" office:value-type="float" office:value="165168" calcext:value-type="float">
            <text:p>165168</text:p>
          </table:table-cell>
          <table:table-cell table:style-name="ce4" office:value-type="time" office:time-value="PT00H01M17.766S" calcext:value-type="time">
            <text:p>00:01:17.766</text:p>
          </table:table-cell>
          <table:table-cell table:style-name="ce6" office:value-type="float" office:value="165096" calcext:value-type="float">
            <text:p>165096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2.449S" calcext:value-type="time">
            <text:p>00:01:12.449</text:p>
          </table:table-cell>
          <table:table-cell table:style-name="ce6" office:value-type="float" office:value="177377" calcext:value-type="float">
            <text:p>177377</text:p>
          </table:table-cell>
          <table:table-cell table:style-name="ce4" office:value-type="time" office:time-value="PT00H01M06.977S" calcext:value-type="time">
            <text:p>00:01:06.977</text:p>
          </table:table-cell>
          <table:table-cell table:style-name="ce6" office:value-type="float" office:value="177235" calcext:value-type="float">
            <text:p>177235</text:p>
          </table:table-cell>
          <table:table-cell table:style-name="ce4" office:value-type="time" office:time-value="PT00H01M06.503S" calcext:value-type="time">
            <text:p>00:01:06.503</text:p>
          </table:table-cell>
          <table:table-cell table:style-name="ce6" office:value-type="float" office:value="177477" calcext:value-type="float">
            <text:p>177477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6.781S" calcext:value-type="time">
            <text:p>00:01:16.781</text:p>
          </table:table-cell>
          <table:table-cell table:style-name="ce6" office:value-type="float" office:value="177471" calcext:value-type="float">
            <text:p>177471</text:p>
          </table:table-cell>
          <table:table-cell table:style-name="ce4" office:value-type="time" office:time-value="PT00H01M11.104S" calcext:value-type="time">
            <text:p>00:01:11.104</text:p>
          </table:table-cell>
          <table:table-cell table:style-name="ce6" office:value-type="float" office:value="178314" calcext:value-type="float">
            <text:p>178314</text:p>
          </table:table-cell>
          <table:table-cell table:style-name="ce4" office:value-type="time" office:time-value="PT00H01M11.06S" calcext:value-type="time">
            <text:p>00:01:11.060</text:p>
          </table:table-cell>
          <table:table-cell table:style-name="ce6" office:value-type="float" office:value="177926" calcext:value-type="float">
            <text:p>177926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6.845S" calcext:value-type="time">
            <text:p>00:01:16.845</text:p>
          </table:table-cell>
          <table:table-cell table:style-name="ce6" office:value-type="float" office:value="181323" calcext:value-type="float">
            <text:p>181323</text:p>
          </table:table-cell>
          <table:table-cell table:style-name="ce4" office:value-type="time" office:time-value="PT00H01M11.032S" calcext:value-type="time">
            <text:p>00:01:11.032</text:p>
          </table:table-cell>
          <table:table-cell table:style-name="ce6" office:value-type="float" office:value="181466" calcext:value-type="float">
            <text:p>181466</text:p>
          </table:table-cell>
          <table:table-cell table:style-name="ce4" office:value-type="time" office:time-value="PT00H01M11.103S" calcext:value-type="time">
            <text:p>00:01:11.103</text:p>
          </table:table-cell>
          <table:table-cell table:style-name="ce6" office:value-type="float" office:value="182111" calcext:value-type="float">
            <text:p>182111</text:p>
          </table:table-cell>
          <table:covered-table-cell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5.252S" calcext:value-type="time">
            <text:p>00:01:15.252</text:p>
          </table:table-cell>
          <table:table-cell table:style-name="ce6" office:value-type="float" office:value="351755" calcext:value-type="float">
            <text:p>351755</text:p>
          </table:table-cell>
          <table:table-cell table:style-name="ce4" office:value-type="time" office:time-value="PT00H01M17.619S" calcext:value-type="time">
            <text:p>00:01:17.619</text:p>
          </table:table-cell>
          <table:table-cell table:style-name="ce6" office:value-type="float" office:value="350808" calcext:value-type="float">
            <text:p>350808</text:p>
          </table:table-cell>
          <table:table-cell table:style-name="ce4" office:value-type="time" office:time-value="PT00H01M19.742S" calcext:value-type="time">
            <text:p>00:01:19.742</text:p>
          </table:table-cell>
          <table:table-cell table:style-name="ce6" office:value-type="float" office:value="350994" calcext:value-type="float">
            <text:p>350994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4.001S" calcext:value-type="time">
            <text:p>00:01:14.001</text:p>
          </table:table-cell>
          <table:table-cell table:style-name="ce6" office:value-type="float" office:value="378082" calcext:value-type="float">
            <text:p>378082</text:p>
          </table:table-cell>
          <table:table-cell table:style-name="ce4" office:value-type="time" office:time-value="PT00H01M10.167S" calcext:value-type="time">
            <text:p>00:01:10.167</text:p>
          </table:table-cell>
          <table:table-cell table:style-name="ce6" office:value-type="float" office:value="378805" calcext:value-type="float">
            <text:p>378805</text:p>
          </table:table-cell>
          <table:table-cell table:style-name="ce4" office:value-type="time" office:time-value="PT00H01M09.204S" calcext:value-type="time">
            <text:p>00:01:09.204</text:p>
          </table:table-cell>
          <table:table-cell table:style-name="ce6" office:value-type="float" office:value="379303" calcext:value-type="float">
            <text:p>379303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2.427S" calcext:value-type="time">
            <text:p>00:01:12.427</text:p>
          </table:table-cell>
          <table:table-cell table:style-name="ce6" office:value-type="float" office:value="382414" calcext:value-type="float">
            <text:p>382414</text:p>
          </table:table-cell>
          <table:table-cell table:style-name="ce4" office:value-type="time" office:time-value="PT00H01M12.238S" calcext:value-type="time">
            <text:p>00:01:12.238</text:p>
          </table:table-cell>
          <table:table-cell table:style-name="ce6" office:value-type="float" office:value="381333" calcext:value-type="float">
            <text:p>381333</text:p>
          </table:table-cell>
          <table:table-cell table:style-name="ce4" office:value-type="time" office:time-value="PT00H01M11.468S" calcext:value-type="time">
            <text:p>00:01:11.468</text:p>
          </table:table-cell>
          <table:table-cell table:style-name="ce6" office:value-type="float" office:value="381597" calcext:value-type="float">
            <text:p>381597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4.734S" calcext:value-type="time">
            <text:p>00:01:14.734</text:p>
          </table:table-cell>
          <table:table-cell table:style-name="ce6" office:value-type="float" office:value="389828" calcext:value-type="float">
            <text:p>389828</text:p>
          </table:table-cell>
          <table:table-cell table:style-name="ce4" office:value-type="time" office:time-value="PT00H01M11.595S" calcext:value-type="time">
            <text:p>00:01:11.595</text:p>
          </table:table-cell>
          <table:table-cell table:style-name="ce6" office:value-type="float" office:value="389849" calcext:value-type="float">
            <text:p>389849</text:p>
          </table:table-cell>
          <table:table-cell table:style-name="ce4" office:value-type="time" office:time-value="PT00H01M14.624S" calcext:value-type="time">
            <text:p>00:01:14.624</text:p>
          </table:table-cell>
          <table:table-cell table:style-name="ce6" office:value-type="float" office:value="390126" calcext:value-type="float">
            <text:p>390126</text:p>
          </table:table-cell>
          <table:covered-table-cell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19.237S" calcext:value-type="time">
            <text:p>00:01:19.237</text:p>
          </table:table-cell>
          <table:table-cell table:style-name="ce6" office:value-type="float" office:value="785317" calcext:value-type="float">
            <text:p>785317</text:p>
          </table:table-cell>
          <table:table-cell table:style-name="ce4" office:value-type="time" office:time-value="PT00H01M22.64S" calcext:value-type="time">
            <text:p>00:01:22.640</text:p>
          </table:table-cell>
          <table:table-cell table:style-name="ce6" office:value-type="float" office:value="783947" calcext:value-type="float">
            <text:p>783947</text:p>
          </table:table-cell>
          <table:table-cell table:style-name="ce4" office:value-type="time" office:time-value="PT00H01M23.936S" calcext:value-type="time">
            <text:p>00:01:23.936</text:p>
          </table:table-cell>
          <table:table-cell table:style-name="ce6" office:value-type="float" office:value="784185" calcext:value-type="float">
            <text:p>784185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605S" calcext:value-type="time">
            <text:p>00:01:18.605</text:p>
          </table:table-cell>
          <table:table-cell table:style-name="ce6" office:value-type="float" office:value="986500" calcext:value-type="float">
            <text:p>986500</text:p>
          </table:table-cell>
          <table:table-cell table:style-name="ce4" office:value-type="time" office:time-value="PT00H01M17.696S" calcext:value-type="time">
            <text:p>00:01:17.696</text:p>
          </table:table-cell>
          <table:table-cell table:style-name="ce6" office:value-type="float" office:value="985123" calcext:value-type="float">
            <text:p>985123</text:p>
          </table:table-cell>
          <table:table-cell table:style-name="ce4" office:value-type="time" office:time-value="PT00H01M15.462S" calcext:value-type="time">
            <text:p>00:01:15.462</text:p>
          </table:table-cell>
          <table:table-cell table:style-name="ce6" office:value-type="float" office:value="986001" calcext:value-type="float">
            <text:p>986001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17.286S" calcext:value-type="time">
            <text:p>00:01:17.286</text:p>
          </table:table-cell>
          <table:table-cell table:style-name="ce6" office:value-type="float" office:value="1133584" calcext:value-type="float">
            <text:p>1133584</text:p>
          </table:table-cell>
          <table:table-cell table:style-name="ce4" office:value-type="time" office:time-value="PT00H01M18.727S" calcext:value-type="time">
            <text:p>00:01:18.727</text:p>
          </table:table-cell>
          <table:table-cell table:style-name="ce6" office:value-type="float" office:value="1135334" calcext:value-type="float">
            <text:p>1135334</text:p>
          </table:table-cell>
          <table:table-cell table:style-name="ce4" office:value-type="time" office:time-value="PT00H01M17.397S" calcext:value-type="time">
            <text:p>00:01:17.397</text:p>
          </table:table-cell>
          <table:table-cell table:style-name="ce6" office:value-type="float" office:value="1133472" calcext:value-type="float">
            <text:p>1133472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19.259S" calcext:value-type="time">
            <text:p>00:01:19.259</text:p>
          </table:table-cell>
          <table:table-cell table:style-name="ce6" office:value-type="float" office:value="1286596" calcext:value-type="float">
            <text:p>1286596</text:p>
          </table:table-cell>
          <table:table-cell table:style-name="ce4" office:value-type="time" office:time-value="PT00H01M18.26S" calcext:value-type="time">
            <text:p>00:01:18.260</text:p>
          </table:table-cell>
          <table:table-cell table:style-name="ce6" office:value-type="float" office:value="1285365" calcext:value-type="float">
            <text:p>1285365</text:p>
          </table:table-cell>
          <table:table-cell table:style-name="ce4" office:value-type="time" office:time-value="PT00H01M18.289S" calcext:value-type="time">
            <text:p>00:01:18.289</text:p>
          </table:table-cell>
          <table:table-cell table:style-name="ce6" office:value-type="float" office:value="1286813" calcext:value-type="float">
            <text:p>1286813</text:p>
          </table:table-cell>
          <table:covered-table-cell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3.616S" calcext:value-type="time">
            <text:p>00:01:23.616</text:p>
          </table:table-cell>
          <table:table-cell table:style-name="ce6" office:value-type="float" office:value="938631" calcext:value-type="float">
            <text:p>938631</text:p>
          </table:table-cell>
          <table:table-cell table:style-name="ce4" office:value-type="time" office:time-value="PT00H01M26.55S" calcext:value-type="time">
            <text:p>00:01:26.550</text:p>
          </table:table-cell>
          <table:table-cell table:style-name="ce6" office:value-type="float" office:value="939565" calcext:value-type="float">
            <text:p>939565</text:p>
          </table:table-cell>
          <table:table-cell table:style-name="ce4" office:value-type="time" office:time-value="PT00H01M28.516S" calcext:value-type="time">
            <text:p>00:01:28.516</text:p>
          </table:table-cell>
          <table:table-cell table:style-name="ce6" office:value-type="float" office:value="938296" calcext:value-type="float">
            <text:p>938296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4" office:value-type="time" office:time-value="PT00H01M18.56S" calcext:value-type="time">
            <text:p>00:01:18.560</text:p>
          </table:table-cell>
          <table:table-cell table:style-name="ce6" office:value-type="float" office:value="1275795" calcext:value-type="float">
            <text:p>1275795</text:p>
          </table:table-cell>
          <table:table-cell table:style-name="ce4" office:value-type="time" office:time-value="PT00H01M20.025S" calcext:value-type="time">
            <text:p>00:01:20.025</text:p>
          </table:table-cell>
          <table:table-cell table:style-name="ce6" office:value-type="float" office:value="1272661" calcext:value-type="float">
            <text:p>1272661</text:p>
          </table:table-cell>
          <table:table-cell table:style-name="ce4" office:value-type="time" office:time-value="PT00H01M20.991S" calcext:value-type="time">
            <text:p>00:01:20.991</text:p>
          </table:table-cell>
          <table:table-cell table:style-name="ce6" office:value-type="float" office:value="1275832" calcext:value-type="float">
            <text:p>1275832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4" office:value-type="time" office:time-value="PT00H01M24.157S" calcext:value-type="time">
            <text:p>00:01:24.157</text:p>
          </table:table-cell>
          <table:table-cell table:style-name="ce6" office:value-type="float" office:value="1653959" calcext:value-type="float">
            <text:p>1653959</text:p>
          </table:table-cell>
          <table:table-cell table:style-name="ce4" office:value-type="time" office:time-value="PT00H01M27.723S" calcext:value-type="time">
            <text:p>00:01:27.723</text:p>
          </table:table-cell>
          <table:table-cell table:style-name="ce6" office:value-type="float" office:value="1652432" calcext:value-type="float">
            <text:p>1652432</text:p>
          </table:table-cell>
          <table:table-cell table:style-name="ce4" office:value-type="time" office:time-value="PT00H01M28.156S" calcext:value-type="time">
            <text:p>00:01:28.156</text:p>
          </table:table-cell>
          <table:table-cell table:style-name="ce6" office:value-type="float" office:value="1656567" calcext:value-type="float">
            <text:p>1656567</text:p>
          </table:table-cell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4" office:value-type="time" office:time-value="PT00H01M30.7S" calcext:value-type="time">
            <text:p>00:01:30.700</text:p>
          </table:table-cell>
          <table:table-cell table:style-name="ce6" office:value-type="float" office:value="2271549" calcext:value-type="float">
            <text:p>2271549</text:p>
          </table:table-cell>
          <table:table-cell table:style-name="ce4" office:value-type="time" office:time-value="PT00H01M33.172S" calcext:value-type="time">
            <text:p>00:01:33.172</text:p>
          </table:table-cell>
          <table:table-cell table:style-name="ce6" office:value-type="float" office:value="2266662" calcext:value-type="float">
            <text:p>2266662</text:p>
          </table:table-cell>
          <table:table-cell table:style-name="ce4" office:value-type="time" office:time-value="PT00H01M35.595S" calcext:value-type="time">
            <text:p>00:01:35.595</text:p>
          </table:table-cell>
          <table:table-cell table:style-name="ce6" office:value-type="float" office:value="2270078" calcext:value-type="float">
            <text:p>2270078</text:p>
          </table:table-cell>
          <table:covered-table-cell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4" office:value-type="time" office:time-value="PT00H01M26.311S" calcext:value-type="time">
            <text:p>00:01:26.311</text:p>
          </table:table-cell>
          <table:table-cell table:style-name="ce6" office:value-type="float" office:value="952922" calcext:value-type="float">
            <text:p>952922</text:p>
          </table:table-cell>
          <table:table-cell table:style-name="ce4" office:value-type="time" office:time-value="PT00H01M16.856S" calcext:value-type="time">
            <text:p>00:01:16.856</text:p>
          </table:table-cell>
          <table:table-cell table:style-name="ce6" office:value-type="float" office:value="950464" calcext:value-type="float">
            <text:p>950464</text:p>
          </table:table-cell>
          <table:table-cell table:style-name="ce4" office:value-type="time" office:time-value="PT00H01M16.806S" calcext:value-type="time">
            <text:p>00:01:16.806</text:p>
          </table:table-cell>
          <table:table-cell table:style-name="ce6" office:value-type="float" office:value="951328" calcext:value-type="float">
            <text:p>951328</text:p>
          </table:table-cell>
          <table:covered-table-cell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4" office:value-type="time" office:time-value="PT00H01M22.204S" calcext:value-type="time">
            <text:p>00:01:22.204</text:p>
          </table:table-cell>
          <table:table-cell table:style-name="ce6" office:value-type="float" office:value="1338279" calcext:value-type="float">
            <text:p>1338279</text:p>
          </table:table-cell>
          <table:table-cell table:style-name="ce4" office:value-type="time" office:time-value="PT00H01M15.255S" calcext:value-type="time">
            <text:p>00:01:15.255</text:p>
          </table:table-cell>
          <table:table-cell table:style-name="ce6" office:value-type="float" office:value="1331720" calcext:value-type="float">
            <text:p>1331720</text:p>
          </table:table-cell>
          <table:table-cell table:style-name="ce4" office:value-type="time" office:time-value="PT00H01M12.574S" calcext:value-type="time">
            <text:p>00:01:12.574</text:p>
          </table:table-cell>
          <table:table-cell table:style-name="ce6" office:value-type="float" office:value="1338558" calcext:value-type="float">
            <text:p>1338558</text:p>
          </table:table-cell>
          <table:covered-table-cell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4" office:value-type="time" office:time-value="PT00H01M31.95S" calcext:value-type="time">
            <text:p>00:01:31.950</text:p>
          </table:table-cell>
          <table:table-cell table:style-name="ce6" office:value-type="float" office:value="1868123" calcext:value-type="float">
            <text:p>1868123</text:p>
          </table:table-cell>
          <table:table-cell table:style-name="ce4" office:value-type="time" office:time-value="PT00H01M22.043S" calcext:value-type="time">
            <text:p>00:01:22.043</text:p>
          </table:table-cell>
          <table:table-cell table:style-name="ce6" office:value-type="float" office:value="1869971" calcext:value-type="float">
            <text:p>1869971</text:p>
          </table:table-cell>
          <table:table-cell table:style-name="ce4" office:value-type="time" office:time-value="PT00H01M22.513S" calcext:value-type="time">
            <text:p>00:01:22.513</text:p>
          </table:table-cell>
          <table:table-cell table:style-name="ce6" office:value-type="float" office:value="1866025" calcext:value-type="float">
            <text:p>1866025</text:p>
          </table:table-cell>
          <table:covered-table-cell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4" office:value-type="time" office:time-value="PT00H01M55.212S" calcext:value-type="time">
            <text:p>00:01:55.212</text:p>
          </table:table-cell>
          <table:table-cell table:style-name="ce6" office:value-type="float" office:value="3728269" calcext:value-type="float">
            <text:p>3728269</text:p>
          </table:table-cell>
          <table:table-cell table:style-name="ce4" office:value-type="time" office:time-value="PT00H01M44.259S" calcext:value-type="time">
            <text:p>00:01:44.259</text:p>
          </table:table-cell>
          <table:table-cell table:style-name="ce6" office:value-type="float" office:value="3717471" calcext:value-type="float">
            <text:p>3717471</text:p>
          </table:table-cell>
          <table:table-cell table:style-name="ce4" office:value-type="time" office:time-value="PT00H01M42.618S" calcext:value-type="time">
            <text:p>00:01:42.618</text:p>
          </table:table-cell>
          <table:table-cell table:style-name="ce6" office:value-type="float" office:value="3723975" calcext:value-type="float">
            <text:p>3723975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20">
            <text:p>SI</text:p>
          </table:table-cell>
          <table:table-cell office:value-type="string" calcext:value-type="string" table:number-columns-spanned="1" table:number-rows-spanned="20">
            <text:p>uniform</text:p>
          </table:table-cell>
          <table:table-cell office:value-type="string" calcext:value-type="string" table:number-columns-spanned="1" table:number-rows-spanned="20">
            <text:p>BOX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0.01" calcext:value-type="float" table:number-columns-spanned="1" table:number-rows-spanned="20">
            <text:p>0.01</text:p>
          </table:table-cell>
          <table:table-cell office:value-type="float" office:value="1" calcext:value-type="float" table:number-columns-spanned="1" table:number-rows-spanned="20">
            <text:p>1</text:p>
          </table:table-cell>
          <table:table-cell office:value-type="float" office:value="1000" calcext:value-type="float" table:number-columns-spanned="1" table:number-rows-spanned="20">
            <text:p>1000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0.01" calcext:value-type="float">
            <text:p>0.0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05" calcext:value-type="float">
            <text:p>0.0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1" calcext:value-type="float">
            <text:p>0.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1" calcext:value-type="float">
            <text:p>1</text:p>
          </table:covered-table-cell>
          <table:table-cell office:value-type="float" office:value="0.25" calcext:value-type="float">
            <text:p>0.2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table-cell office:value-type="float" office:value="10" calcext:value-type="float" table:number-columns-spanned="1" table:number-rows-spanned="4">
            <text:p>10</text:p>
          </table:table-cell>
          <table:table-cell office:value-type="float" office:value="0.01" calcext:value-type="float">
            <text:p>0.0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05" calcext:value-type="float">
            <text:p>0.0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1" calcext:value-type="float">
            <text:p>0.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10" calcext:value-type="float">
            <text:p>10</text:p>
          </table:covered-table-cell>
          <table:table-cell office:value-type="float" office:value="0.25" calcext:value-type="float">
            <text:p>0.2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table-cell office:value-type="float" office:value="50" calcext:value-type="float" table:number-columns-spanned="1" table:number-rows-spanned="4">
            <text:p>50</text:p>
          </table:table-cell>
          <table:table-cell office:value-type="float" office:value="0.01" calcext:value-type="float">
            <text:p>0.0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05" calcext:value-type="float">
            <text:p>0.0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1" calcext:value-type="float">
            <text:p>0.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50" calcext:value-type="float">
            <text:p>50</text:p>
          </table:covered-table-cell>
          <table:table-cell office:value-type="float" office:value="0.25" calcext:value-type="float">
            <text:p>0.2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0.01" calcext:value-type="float">
            <text:p>0.0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05" calcext:value-type="float">
            <text:p>0.0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1" calcext:value-type="float">
            <text:p>0.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covered-table-cell office:value-type="float" office:value="100" calcext:value-type="float">
            <text:p>100</text:p>
          </table:covered-table-cell>
          <table:table-cell office:value-type="float" office:value="0.25" calcext:value-type="float">
            <text:p>0.2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7"/>
          <table:table-cell office:value-type="float" office:value="1000" calcext:value-type="float" table:number-columns-spanned="1" table:number-rows-spanned="4">
            <text:p>1000</text:p>
          </table:table-cell>
          <table:table-cell office:value-type="float" office:value="0.01" calcext:value-type="float">
            <text:p>0.0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8"/>
          <table:table-cell office:value-type="float" office:value="0.05" calcext:value-type="float">
            <text:p>0.0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8"/>
          <table:table-cell office:value-type="float" office:value="0.1" calcext:value-type="float">
            <text:p>0.1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>
          <table:covered-table-cell table:number-columns-repeated="8"/>
          <table:table-cell office:value-type="float" office:value="0.25" calcext:value-type="float">
            <text:p>0.25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/>
          <table:covered-table-cell/>
        </table:table-row>
        <table:table-row table:style-name="ro1" table:number-rows-repeated="256">
          <table:table-cell table:number-columns-repeated="9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 table:number-rows-repeated="69">
          <table:table-cell table:number-columns-repeated="11"/>
          <table:table-cell table:style-name="ce5"/>
          <table:table-cell/>
          <table:table-cell table:style-name="ce5"/>
          <table:table-cell table:number-columns-repeated="2"/>
        </table:table-row>
        <table:table-row table:style-name="ro1" table:number-rows-repeated="18">
          <table:table-cell table:number-columns-repeated="11"/>
          <table:table-cell table:style-name="ce5"/>
          <table:table-cell table:number-columns-repeated="4"/>
        </table:table-row>
        <table:table-row table:style-name="ro1" table:number-rows-repeated="104815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3" number:truncate-on-overflow="false">
      <number:hours number:style="long"/>
      <number:text>:</number:text>
      <number:minutes number:style="long"/>
      <number:text>:</number:text>
      <number:seconds number:style="long" number:decimal-places="4"/>
    </number:time-style>
    <number:number-style style:name="N122">
      <number:number number:decimal-places="1" number:min-decimal-places="1" number:min-integer-digits="1"/>
    </number:number-style>
    <number:time-style style:name="N121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09:43:48.252931456</meta:creation-date>
    <dc:date>2023-12-23T19:25:13.948176509</dc:date>
    <meta:editing-duration>PT1H41M45S</meta:editing-duration>
    <meta:editing-cycles>4</meta:editing-cycles>
    <meta:generator>LibreOffice/7.3.7.2$Linux_X86_64 LibreOffice_project/30$Build-2</meta:generator>
    <meta:document-statistic meta:table-count="1" meta:cell-count="460" meta:object-count="0"/>
  </office:meta>
</office:document-meta>
</file>